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officeooo:paragraph-rsid="001125d6"/>
    </style:style>
    <style:style style:name="P3" style:family="paragraph" style:parent-style-name="Standard">
      <style:text-properties officeooo:rsid="0012c762" officeooo:paragraph-rsid="0012c762"/>
    </style:style>
    <style:style style:name="P4" style:family="paragraph" style:parent-style-name="Standard">
      <style:text-properties fo:background-color="transparent"/>
    </style:style>
    <style:style style:name="P5" style:family="paragraph" style:parent-style-name="Standard">
      <style:text-properties officeooo:rsid="0012c762" officeooo:paragraph-rsid="0012c762" fo:background-color="transparent"/>
    </style:style>
    <style:style style:name="P6" style:family="paragraph" style:parent-style-name="Standard">
      <style:text-properties fo:font-variant="normal" fo:text-transform="none" fo:color="#222222" style:font-name="sans-serif" fo:font-size="10.5pt" fo:letter-spacing="normal" fo:font-style="normal" fo:font-weight="normal" officeooo:rsid="001125d6"/>
    </style:style>
    <style:style style:name="P7" style:family="paragraph" style:parent-style-name="Preformatted_20_Text">
      <style:text-properties fo:font-variant="normal" fo:text-transform="none" fo:color="#000000" style:font-name="monospace" fo:font-size="10pt" fo:letter-spacing="normal" fo:font-style="normal" fo:font-weight="normal" officeooo:rsid="0012c762" officeooo:paragraph-rsid="0012c762" fo:background-color="transparent" style:font-size-asian="10pt" style:font-size-complex="10pt"/>
    </style:style>
    <style:style style:name="P8"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monospace" fo:font-size="10pt" fo:letter-spacing="normal" fo:font-style="normal" fo:font-weight="normal" fo:background-color="transparent" style:font-size-asian="10pt" style:font-size-complex="10pt"/>
    </style:style>
    <style:style style:name="P9"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fo:font-size="10pt" fo:letter-spacing="normal" fo:background-color="transparent" style:font-size-asian="10pt" style:font-size-complex="10pt"/>
    </style:style>
    <style:style style:name="P10" style:family="paragraph" style:parent-style-name="Preformatted_20_Text">
      <loext:graphic-properties draw:fill="solid" draw:fill-color="#f8f9fa" draw:opacity="100%"/>
      <style:paragraph-properties fo:orphans="2" fo:widows="2" fo:background-color="#f8f9fa" fo:padding="0.049cm" fo:border="0.06pt solid #eaecf0"/>
      <style:text-properties fo:font-size="10pt" fo:background-color="transparent" style:font-size-asian="10pt" style:font-size-complex="10pt"/>
    </style:style>
    <style:style style:name="P11" style:family="paragraph" style:parent-style-name="Standard">
      <style:text-properties officeooo:paragraph-rsid="000fc88a"/>
    </style:style>
    <style:style style:name="P12" style:family="paragraph" style:parent-style-name="Standard">
      <style:text-properties officeooo:paragraph-rsid="0012c762"/>
    </style:style>
    <style:style style:name="P13" style:family="paragraph" style:parent-style-name="Preformatted_20_Text">
      <loext:graphic-properties draw:fill="solid" draw:fill-color="#f8f9fa" draw:opacity="100%"/>
      <style:paragraph-properties fo:orphans="2" fo:widows="2" fo:background-color="#f8f9fa" fo:padding="0.049cm" fo:border="0.06pt solid #eaecf0"/>
      <style:text-properties fo:font-size="10pt" fo:background-color="transparent" style:font-size-asian="10pt" style:font-size-complex="10pt"/>
    </style:style>
    <style:style style:name="T1" style:family="text">
      <style:text-properties fo:font-variant="normal" fo:text-transform="none" fo:color="#222222" style:font-name="sans-serif" fo:font-size="10.5pt" fo:letter-spacing="normal" fo:font-style="normal" fo:font-weight="normal" officeooo:rsid="001125d6"/>
    </style:style>
    <style:style style:name="T2" style:family="text">
      <style:text-properties fo:font-variant="normal" fo:text-transform="none" fo:color="#000000" fo:letter-spacing="normal"/>
    </style:style>
    <style:style style:name="T3" style:family="text">
      <style:text-properties fo:font-variant="normal" fo:text-transform="none" fo:color="#408080" style:font-name="monospace" fo:letter-spacing="normal" fo:font-style="italic" fo:font-weight="normal"/>
    </style:style>
    <style:style style:name="T4" style:family="text">
      <style:text-properties fo:color="#b00040"/>
    </style:style>
    <style:style style:name="T5" style:family="text">
      <style:text-properties fo:color="#b00040" style:font-name="monospace" fo:font-style="normal" fo:font-weight="normal"/>
    </style:style>
    <style:style style:name="T6" style:family="text">
      <style:text-properties fo:color="#0000ff"/>
    </style:style>
    <style:style style:name="T7" style:family="text">
      <style:text-properties style:font-name="monospace" fo:font-style="normal" fo:font-weight="normal"/>
    </style:style>
    <style:style style:name="T8" style:family="text">
      <style:text-properties fo:color="#408080" style:font-name="monospace" fo:font-style="italic" fo:font-weight="normal"/>
    </style:style>
    <style:style style:name="T9" style:family="text">
      <style:text-properties fo:color="#666666" style:font-name="monospace" fo:font-style="normal" fo:font-weight="normal"/>
    </style:style>
    <style:style style:name="T10" style:family="text">
      <style:text-properties fo:color="#008000" style:font-name="monospace" fo:font-style="normal" fo:font-weight="bold"/>
    </style:style>
    <style:style style:name="T11" style:family="text">
      <style:text-properties officeooo:rsid="0016ffdb"/>
    </style:style>
    <style:style style:name="T12" style:family="text">
      <style:text-properties officeooo:rsid="001a2b10"/>
    </style:style>
    <style:style style:name="T13" style:family="text">
      <style:text-properties officeooo:rsid="0012c762"/>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Szyszkowicz Marcin</text:p>
      <text:p text:style-name="Standard">Fizyka Techniczna Informatyka Stosowana<text:line-break/>nr indeksu: 160917</text:p>
      <text:p text:style-name="Standard"/>
      <text:p text:style-name="Standard"/>
      <text:p text:style-name="P1">Specyfikacja projektu realizowanego na przedmiocie Metody Optymalizacji</text:p>
      <text:p text:style-name="Standard"/>
      <text:p text:style-name="Standard"/>
      <text:p text:style-name="Standard">1. Założenia:</text:p>
      <text:p text:style-name="Standard"/>
      <text:p text:style-name="Standard">-Projekt będzie polegać na implementacji algorytmu, który rozwiązuje problem o naturze matematycznej</text:p>
      <text:p text:style-name="Standard">-Implementacja zostanie wykonana w języku programowania Julia</text:p>
      <text:p text:style-name="Standard"/>
      <text:p text:style-name="Standard">2.Algorytm i jego działanie:</text:p>
      <text:p text:style-name="Standard"/>
      <text:p text:style-name="P11">Algorytm Prima – algorytm zachłanny wyznaczający tzw. minimalne drzewo rozpinające (MDR). Mając do dyspozycji graf nieskierowany i spójny, tzn. taki w którym krawędzie grafu nie mają ustalonego kierunku oraz dla każdych dwóch wierzchołków grafu istnieje droga pomiędzy nimi, algorytm oblicza podzbiór E′ zbioru krawędzi E, dla którego graf nadal pozostaje spójny, ale suma kosztów wszystkich krawędzi zbioru E′ jest najmniejsza możliwa.</text:p>
      <text:p text:style-name="P11"/>
      <text:p text:style-name="P11"/>
      <text:p text:style-name="P11">Schemat działania:</text:p>
      <text:p text:style-name="P11"/>
      <text:p text:style-name="P11"><text:span text:style-name="T12">1.</text:span>Utwórz drzewo zawierające jeden wierzchołek, dowolnie wybrany z grafu.</text:p>
      <text:p text:style-name="P11"><text:span text:style-name="T12">2.</text:span>Utwórz kolejkę priorytetową, zawierającą wierzchołki osiągalne z MDR (w tym momencie zawiera jeden wierzchołek, więc na początku w kolejce będą sąsiedzi początkowego wierzchołka), o priorytecie najmniejszego kosztu dotarcia do danego wierzchołka z MDR.</text:p>
      <text:p text:style-name="P11"><text:span text:style-name="T12">3.</text:span>Powtarzaj, dopóki drzewo nie obejmuje wszystkich wierzchołków grafu:</text:p>
      <text:p text:style-name="P11"><text:span text:style-name="T12"><text:tab/>-</text:span>wśród nieprzetworzonych wierzchołków (spoza obecnego MDR) wybierz ten, dla którego koszt dojścia z obecnego MDR jest najmniejszy.</text:p>
      <text:p text:style-name="P11"><text:tab/>-dodaj do obecnego MDR wierzchołek i krawędź realizującą najmniejszy koszt</text:p>
      <text:p text:style-name="P11"><text:tab/>-zaktualizuj kolejkę priorytetową, uwzględniając nowe krawędzie wychodzące z dodanego wierzchołka</text:p>
      <text:p text:style-name="P2"/>
      <text:p text:style-name="P2"/>
      <text:p text:style-name="P12"><text:span text:style-name="T13">4.Realizacja:<text:line-break/><text:line-break/>Algorytm będzie wczytywać dane przedstawione w postaci matryc. Podajemy tam litery oznaczające wierzchołki, które później zamienione są na ich odpowiedniki liczbowe. Ponadto podajemy też wagi, pomiędzy odpowiednimi wierzchołkami.</text:span></text:p>
      <text:p text:style-name="P3"/>
      <text:p text:style-name="P3">5.Harmonogram prac:</text:p>
      <text:p text:style-name="P3">a)realizacja specyfikacji, <text:span text:style-name="T11">prawa licencyjne</text:span> – 16.05.2019</text:p>
      <text:p text:style-name="P3">b)implementacja algorytmu – 7.06.2019</text:p>
      <text:p text:style-name="P3">c)obliczanie ilości iteracji w czasie dojścia do wyniku, usprawnienie kodu, <text:span text:style-name="T11">dodanie do github oraz dokumentacji algorytmu, publikacja na stronie własnej</text:span>– 14.06.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0:46:09.345138119</meta:creation-date>
    <dc:date>2019-06-14T13:31:07.911931113</dc:date>
    <meta:editing-duration>PT2H35M38S</meta:editing-duration>
    <meta:editing-cycles>3</meta:editing-cycles>
    <meta:generator>LibreOffice/6.2.4.2.0$Linux_X86_64 LibreOffice_project/b154c0ac6cf11bc010cb60509e6db2f74a9a9fa3</meta:generator>
    <meta:document-statistic meta:table-count="0" meta:image-count="0" meta:object-count="0" meta:page-count="1" meta:paragraph-count="20" meta:word-count="250" meta:character-count="2023" meta:non-whitespace-character-count="1786"/>
  </office:meta>
</office:document-meta>
</file>